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7 – ¿Por qué existen distintos tipos de reproducción?</text:h>
      <text:p text:style-name="Text_20_body">La reproducción, como hemos visto, no es simplemente un mecanismo para mantener viva una especie. Es mucho más que eso. Es un proceso de cálculo que permite a la vida procesar información, analizar posibilidades y generar nuevas configuraciones que expanden su conocimiento del mundo. Este mecanismo no solo asegura continuidad; asegura cambio, aprendizaje y, en última instancia, inteligencia.</text:p>
      <text:p text:style-name="Text_20_body">En este sentido, podríamos decir que la reproducción es un sistema capaz de <text:span text:style-name="Strong_20_Emphasis">auto-mejorarse</text:span>. Cada nuevo ciclo no solo produce más individuos, sino que introduce pequeñas variaciones que acumulan experiencia, permitiendo que el sistema explore nuevas soluciones y rutas evolutivas. Así, la vida no permanece fija: experimenta, aprende, compara, corrige y avanza.</text:p>
      <text:p text:style-name="Text_20_body">Si sintetizamos este proceso, podríamos resumirlo en cuatro etapas fundamentales: <text:span text:style-name="Strong_20_Emphasis">exploración, análisis, aprendizaje y retroalimentación</text:span>. En cada generación, la información adquirida se incorpora al sistema, que utiliza ese conocimiento para dar un nuevo paso, siempre hacia lo desconocido, siempre hacia la mejora. Es un proceso iterativo, sin final aparente, en el que la inteligencia no se encuentra en el individuo aislado, sino en el conjunto del sistema biológico.</text:p>
      <text:h text:style-name="Heading_20_4" text:outline-level="4"><text:span text:style-name="Strong_20_Emphasis">Dos rutas posibles: la reproducción asexual y la sexual</text:span></text:h>
      <text:p text:style-name="Text_20_body">Dentro de este marco, la vida ha desarrollado dos estrategias principales para llevar a cabo la reproducción: la asexual y la sexual. A simple vista, la diferencia entre ambas parece evidente: una requiere la intervención de dos organismos, mientras que la otra puede realizarse desde un solo individuo. Pero si profundizamos un poco más, la diferencia revela algo mucho más significativo: <text:span text:style-name="Strong_20_Emphasis">una distinción en la capacidad de procesamiento y generación de información nueva</text:span>.</text:p>
      <text:h text:style-name="Heading_20_5" text:outline-level="5"><text:span text:style-name="Strong_20_Emphasis">Reproducción asexual: la vía económica</text:span></text:h>
      <text:p text:style-name="Text_20_body">La reproducción asexual es, sin duda, la opción más directa y eficiente. Un solo organismo es capaz de producir copias de sí mismo sin necesidad de encontrar pareja, sin riesgo de compatibilidad genética y sin el gasto energético adicional que implica la reproducción sexual. Esto permite que la reproducción asexual sea extremadamente rápida y eficiente, especialmente en entornos donde la variación ambiental es baja y las condiciones de supervivencia son estables.</text:p>
      <text:p text:style-name="Text_20_body">Desde una perspectiva de procesamiento, sin embargo, esta estrategia es limitada. Aunque introduce pequeñas variaciones por mutaciones aleatorias, su margen de innovación es reducido. Al no combinar información genética de dos fuentes distintas, las posibilidades de generar configuraciones radicalmente nuevas son mínimas. En cierto modo, la reproducción asexual <text:span text:style-name="Strong_20_Emphasis">explora el espacio de posibilidades lentamente</text:span>, dando pasos pequeños en un terreno que ya conoce.</text:p>
      <text:h text:style-name="Heading_20_5" text:outline-level="5"><text:span text:style-name="Strong_20_Emphasis">Reproducción sexual: la vía compleja</text:span></text:h>
      <text:p text:style-name="Text_20_body">En contraste, la reproducción sexual es mucho más costosa. Requiere la interacción de dos individuos, la compatibilidad genética y una serie de procesos que involucran estructuras celulares especializadas, <text:soft-page-break/>sistemas de apareamiento y, en muchos casos, conductas complejas. Todo ello implica un gasto energético considerable y una inversión significativa en tiempo y recursos.</text:p>
      <text:p text:style-name="Text_20_body">Pero este costo tiene una justificación profunda: la capacidad de <text:span text:style-name="Strong_20_Emphasis">explorar el espacio de posibilidades de manera más amplia y eficiente</text:span>. La combinación de material genético de dos organismos introduce una diversidad mucho mayor que la que puede lograrse mediante mutaciones aleatorias. Cada descendiente sexual no solo es distinto de sus progenitores, sino que representa una nueva combinación de información que, en muchos casos, no habría surgido de otro modo.</text:p>
      <text:p text:style-name="Text_20_body">Esto le da al sistema biológico una capacidad de adaptación y aprendizaje exponencialmente superior. Los entornos dinámicos, cambiantes y competitivos favorecen a los organismos que se reproducen sexualmente, porque pueden generar nuevas soluciones a gran velocidad. En otras palabras, la reproducción sexual <text:span text:style-name="Strong_20_Emphasis">acelera la inteligencia del sistema</text:span>, permitiéndole analizar problemas complejos con mayor profundidad y en menor tiempo.</text:p>
      <text:h text:style-name="Heading_20_4" text:outline-level="4"><text:span text:style-name="Strong_20_Emphasis">Más allá de la supervivencia: ¿un proceso inteligente?</text:span></text:h>
      <text:p text:style-name="Text_20_body">Si observamos la reproducción desde esta óptica, el panorama cambia radicalmente. Ya no parece ser un simple mecanismo ciego para perpetuar la vida, sino una estrategia sofisticada para procesar información y ampliar las capacidades del sistema.</text:p>
      <text:p text:style-name="Text_20_body">La vida, en este sentido, no solo lucha por sobrevivir; <text:span text:style-name="Strong_20_Emphasis">aprende a sobrevivir mejor</text:span>. Cada nuevo individuo representa un pequeño experimento, una hipótesis puesta a prueba. Cada generación es una simulación que aporta datos sobre lo que funciona y lo que no. Y con cada iteración, el sistema en su conjunto se vuelve más refinado, más preciso, más sabio.</text:p>
      <text:p text:style-name="Text_20_body">La clave no es la perpetuación por sí misma. Es el aprendizaje. La continuidad de la especie es apenas un efecto secundario de un proceso más profundo, casi oculto: la exploración sistemática del universo de posibilidades biológicas.</text:p>
      <text:h text:style-name="Heading_20_4" text:outline-level="4"><text:span text:style-name="Strong_20_Emphasis">El misterio de la reproducción sexual</text:span></text:h>
      <text:p text:style-name="Text_20_body">Hasta aquí todo parece encajar. La reproducción asexual ofrece eficiencia y simplicidad. La sexual, diversidad y profundidad en la exploración. Pero hay un punto que escapa a la explicación tradicional: <text:span text:style-name="Strong_20_Emphasis">el origen mismo de la reproducción sexual</text:span>.</text:p>
      <text:p text:style-name="Text_20_body">Las teorías biológicas actuales sostienen que la vida carece de voluntad, que se trata de un proceso ciego que progresa a través de variaciones aleatorias y selección natural. Bajo esta premisa, la aparición de la reproducción sexual debería ser el resultado de mutaciones acumuladas y ajustes graduales.</text:p>
      <text:p text:style-name="Text_20_body">Sin embargo, esta explicación deja preguntas sin resolver. ¿Cómo pudo surgir un mecanismo tan complejo, con tantas piezas nuevas que debían funcionar de manera coordinada desde el principio? ¿Cómo puede un sistema de variación aleatoria generar de golpe la combinación precisa de estructuras celulares, mecanismos genéticos y comportamientos necesarios para que la reproducción sexual sea viable?</text:p>
      <text:p text:style-name="Text_20_body">El salto es tan grande que cuesta entenderlo sin pensar en algo más. No basta con imaginar pequeñas mutaciones acumuladas. Estamos hablando de un cambio estructural que introduce no solo <text:soft-page-break/>complejidad, sino también una capacidad inédita de procesamiento de información. Es como si, en medio de un proceso lógico, apareciera de pronto una actualización mayor del sistema, un cambio estratégico que redefine las reglas del juego.</text:p>
      <text:p text:style-name="Text_20_body">¿Fue este cambio producto del azar? ¿O se trata de algo más profundo, una transición planificada por el propio sistema, guiada por una lógica que todavía no comprendemos?</text:p>
      <text:p text:style-name="Text_20_body">Las respuestas, si existen, se encuentran más allá de la biología convencional. Y quizás también más allá de nuestra noción de causalidad. Por ahora, basta con reconocer que la reproducción sexual es un misterio. Uno que sugiere que la vida podría estar siguiendo un propósito que apenas comenzamos a intuir.</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19:30:58.944000000</meta:creation-date>
    <dc:date>2025-09-01T10:01:49.870000000</dc:date>
    <meta:editing-duration>PT7M53S</meta:editing-duration>
    <meta:editing-cycles>2</meta:editing-cycles>
    <meta:generator>LibreOffice/7.3.5.2$Windows_X86_64 LibreOffice_project/184fe81b8c8c30d8b5082578aee2fed2ea847c01</meta:generator>
    <meta:document-statistic meta:table-count="0" meta:image-count="0" meta:object-count="0" meta:page-count="3" meta:paragraph-count="24" meta:word-count="1022" meta:character-count="6840" meta:non-whitespace-character-count="5841"/>
  </office:meta>
</office:document-meta>
</file>